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ndo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ilit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or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ou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ov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roa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bsolu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strac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dem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cept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c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id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ommod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ompan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ompli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o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ou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ie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hie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knowled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lyt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qui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qui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ros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cto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v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ctiv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ct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ap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di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dditional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equ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us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jus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minist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op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ul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a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ant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i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dvi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vise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voc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fai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f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ffe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or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ai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no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ai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ains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c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d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ss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o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e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gre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gricultur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ea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ircraf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a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coh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s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n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ng </text:p>
          </table:table-cell>
          <table:table-cell office:value-type="string" calcext:value-type="string">
            <text:p>prep </text:p>
          </table:table-cell>
          <table:table-cell office:value-type="string" calcext:value-type="string">
            <text:p>alongside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read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righ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ltern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though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geth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way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nd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ng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u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lysis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nalys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i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ng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unc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nnounc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cip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xiet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nx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bod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mo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on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thing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wa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w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r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rt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ologi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aren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ppar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pariti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ea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ea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ppear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pply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ppl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oin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ppoin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preci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roa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ropri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roval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ppr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proximat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ore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u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oun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ng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rrang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re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rr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i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ific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hame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d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ssess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s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ssist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ssistan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ssociat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ssoci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ssum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hle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osphe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emp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en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ttend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tten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itu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a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ttrac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ttractive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ribu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um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il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oi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ar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a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aren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a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ba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basical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basis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zaa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utifu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beau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com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roo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o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g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behavi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hin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ief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belie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tow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on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ow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eath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ef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ide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ides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ween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yon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a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log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r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de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adesmi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am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g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blood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m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m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s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r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nd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w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c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kfa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th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breath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d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ef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brief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a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lli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msto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t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sh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ckl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dg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de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s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sin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s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y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bu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y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ir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k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m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aig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did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a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ac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it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b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arefu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areful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rp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comb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o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uldr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ebr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eb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ent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ntu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remon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rtain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ertai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rm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lic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llen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mb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mpion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nel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haracteristic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haracterize </text:p>
          </table:table-cell>
          <table:table-cell office:value-type="string" calcext:value-type="string">
            <text:p>verb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har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e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e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mic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stplat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eft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hildh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col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i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ho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ur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mst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iz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vi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vili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i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u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le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ck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m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mb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n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the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th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u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ste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ff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ap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ag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l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lle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um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in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mb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for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mfort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a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rci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mi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itt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c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mun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an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a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pari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ens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i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mpetitiv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ompetito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mplai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plai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le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ple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lex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omplex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lic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mpo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ehens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omis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ntr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cen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cep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lud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clu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cre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er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de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nfi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fir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li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u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fu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ju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jure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n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n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seque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nsequ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servat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d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der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de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ist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onsta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stitu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sul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su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ta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mpor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x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tinu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tra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ontrib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vers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onven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vers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i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pe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po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spo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g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ld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c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sel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i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s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e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er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f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z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cre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reative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rea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rimi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risi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eri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ic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ritic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riticism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criticize </text:p>
          </table:table-cell>
          <table:table-cell office:value-type="string" calcext:value-type="string">
            <text:p>verb 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ro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uc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p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ryptic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ltur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ul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i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curr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t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m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i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ge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anger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r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k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ark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ugh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a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th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i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ad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a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i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a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in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rea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ic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eep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f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en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fe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fic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n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fin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it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gr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liv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ma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crac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emocra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monic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nstr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mon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s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art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en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pen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pos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re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pr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p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b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e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er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sig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pite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oy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str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a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ermin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eterm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velop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evelop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v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o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lo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iffere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ifferen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ifferently </text:p>
          </table:table-cell>
          <table:table-cell office:value-type="string" calcext:value-type="string">
            <text:p>adv 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difficul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ifficul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n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irec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rt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agre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appea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appoi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as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ipl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u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v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iscov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cu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iscu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ea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enchant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mi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or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u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ist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inc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istinc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istinguish </text:p>
          </table:table-cell>
          <table:table-cell office:value-type="string" calcext:value-type="string">
            <text:p>verb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urb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ers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iv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nit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vorc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est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z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f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dramatic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dramatical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nk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dri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o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u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ing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ch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asi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easy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s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ast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nomic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conom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d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di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duc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ducational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ffec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ffectiv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ffective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fficienc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ffici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ff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th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dritch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min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sew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barra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brac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r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rgenc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o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mo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hasis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mphas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mpi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loy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mploye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mploye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mployment </text:p>
          </table:table-cell>
          <table:table-cell office:value-type="string" calcext:value-type="string">
            <text:p>noun 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empt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ab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ncount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ura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m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a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ine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ha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jo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rm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ug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su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tai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ntertain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r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nti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n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velo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nviron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qual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equation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quinox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p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eci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a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ent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bli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blish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im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n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alu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u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bod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da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on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w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d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olu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ol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c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xac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in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ell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ept </text:p>
          </table:table-cell>
          <table:table-cell office:value-type="string" calcext:value-type="string">
            <text:p>prep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c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han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i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cit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clu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rci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ibi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hib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is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ist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an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pa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pec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endi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ns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xpen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eri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experi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e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lai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pla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lo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pos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pre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pr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ten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xte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tens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r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ordin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em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extrem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y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b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l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fail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i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yta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th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aith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i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c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ar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scin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h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he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ul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avori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ea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ll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a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in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m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irm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rs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irs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s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ex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d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k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ll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ca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ig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g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er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h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un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u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war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g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reed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e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quenc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requen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requent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es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iend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riend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friendship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ighte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m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lfi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l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func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ament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n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ni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th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thermo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e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d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keep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h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untle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z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sto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gener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gene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ntl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g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lem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nuin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ur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r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nc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gold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o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r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b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u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u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mm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mot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te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grea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eav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moi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w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grow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arante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del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t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ppe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ppiness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happ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rb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ve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th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health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a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i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heav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int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c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self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sit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nt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high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l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self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a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historic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historic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history </text:p>
          </table:table-cell>
          <table:table-cell office:value-type="string" calcext:value-type="string">
            <text:p>noun 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ida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es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hope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r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pit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t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hol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ever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g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r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sb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m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othesi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ntify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dent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f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no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eg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n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llusory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llustr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llu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in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mag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bue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diat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immedia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migra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mmig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lemen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lic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mp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o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rt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mport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o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ss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ress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mpress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mpressive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mpro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mpro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en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id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u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e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rea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creasing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e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ndepen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c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c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vidu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indus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fa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rn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form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ti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initial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initiative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ju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ju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lay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c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v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qui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id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i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p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a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ea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itu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nstitu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stru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uran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ns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gr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llectu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llig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a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io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atio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pre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terpre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ven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vie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o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trod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ve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s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vestme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investo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vestig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invi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vi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vok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vol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invol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s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self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ck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il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st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welcraf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joint 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al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e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eym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dg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judg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m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s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st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stif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ch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if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knowled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o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ryint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d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i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sca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larg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s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t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gh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laugh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un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wy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z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der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g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p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s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t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isl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g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yli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a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r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kel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it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imi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i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liste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ter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er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era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t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s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vel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v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k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u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az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mai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intain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ainten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majo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k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ak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anageme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manage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n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aud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h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riag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mar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u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b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whil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easur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chanis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alli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medic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er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t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tio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me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s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ght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r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u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r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tak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ix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rc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e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olit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ume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nris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eo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n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 </text:p>
          </table:table-cell>
          <table:table-cell office:value-type="string" calcext:value-type="string">
            <text:p>pron </text:p>
          </table:table-cell>
          <table:table-cell office:value-type="string" calcext:value-type="string">
            <text:p>mos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iv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otiv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mo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ch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e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musici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st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u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elf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ra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ro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nation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native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atur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natural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nature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e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arb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a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cessarily </text:p>
          </table:table-cell>
          <table:table-cell office:value-type="string" calcext:value-type="string">
            <text:p>adv </text:p>
          </table:table-cell>
          <table:table-cell office:value-type="string" calcext:value-type="string">
            <text:p>necess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cromanc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cropolis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lec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negoti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ighb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ghborh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th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wor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vertheles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new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w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x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bod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norm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rth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north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noti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hing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aday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er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at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lisk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lig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ob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vious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obvious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cca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asion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up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u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e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en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te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int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c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to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yx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oper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operator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pin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ponent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op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rtun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pposi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pos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in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gan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ganiza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organ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rig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in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nate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wis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rselves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co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si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com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sea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er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ipa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ip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ip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ula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ner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n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ter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ldr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al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op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nt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ec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ec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or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hap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lous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an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n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ua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ntasm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enomen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osoph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ra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i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st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eas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eas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eas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ent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s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k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e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et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c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ci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c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o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ul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ul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ra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s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si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sib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at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u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ver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ct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cti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is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i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er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gnanc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gn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mi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r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umab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t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tt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ve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vi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vious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ari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cip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cip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o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or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so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va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vile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z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a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ab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io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o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o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p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o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e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er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or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os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o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spe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u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olog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c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s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mp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cha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po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su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lific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lif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r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c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ck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cksa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e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e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l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t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v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c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i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id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r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i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i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on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onab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e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en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ko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gn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gni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mm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mmend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v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ve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u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u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l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or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ug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ar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ardles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o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st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str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a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j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v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x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a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v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e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g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gi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quar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r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rk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emb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i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l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rese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resent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resentati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t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ir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cu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r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d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g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ectiv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i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o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ri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ri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l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ai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ir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a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n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r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e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olu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war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t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g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gh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t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y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ic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r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e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k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isfa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isf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l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tif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t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ea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e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b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re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ret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g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io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itiv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t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ie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i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ious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a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l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veral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ve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u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p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e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n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uld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ul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u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u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ific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ifica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ifican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v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e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u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u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gh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r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e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i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oke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oot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p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ie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i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id </text:p>
          </table:table-cell>
          <table:table-cell office:value-type="string" calcext:value-type="string">
            <text:p>adj/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bod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on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thing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time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wha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w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o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int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er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k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al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ali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 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book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r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nso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ua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ui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il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f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i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st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d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ll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u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mac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ng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n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teg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ng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ngthe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ss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t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c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ng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ng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ur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gg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i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ff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pi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jec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m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equ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equent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a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anti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itu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ce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c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cess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cessfu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de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den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ff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ffici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gge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gges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it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ariz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a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e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i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r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ge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ri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rising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rou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iv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i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pec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p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a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e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e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ng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ordmaide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pto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kl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s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st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c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n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niq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nolog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enag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pho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vi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or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denc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d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ni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it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n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n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t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umaturg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a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mselves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oret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ap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te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a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ug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ughou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s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ke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gh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l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ctur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r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ss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a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eth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orrow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u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igh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g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is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i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ward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w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d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d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dition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ffic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l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a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at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c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gge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ke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op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c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s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b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ce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st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ic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ic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l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imat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certain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clea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go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ta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yin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mploymen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fortunat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hol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for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qu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vers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vers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versi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less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k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k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ul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il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usu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yieldin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da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on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rising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se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ba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g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gabo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gra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le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t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et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ous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getab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lu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us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sti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stmen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ter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l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tor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olen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olen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tual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to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onar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ic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ntar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nte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g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k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e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erer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t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cr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m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tone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k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kn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l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lthy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r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e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r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fa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l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t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ever </text:p>
          </table:table-cell>
          <table:table-cell office:value-type="string" calcext:value-type="string">
            <text:p>d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el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ne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reas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rever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ther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ch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le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lst </text:p>
          </table:table-cell>
          <table:table-cell office:value-type="string" calcext:value-type="string">
            <text:p>con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sper </text:p>
          </table:table-cell>
          <table:table-cell office:value-type="string" calcext:value-type="string">
            <text:p>noun, 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el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ad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g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n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p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e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h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draw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in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out </text:p>
          </table:table-cell>
          <table:table-cell office:value-type="string" calcext:value-type="string">
            <text:p>pre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ness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zardry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man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nd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nderful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en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ry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uld </text:p>
          </table:table-cell>
          <table:table-cell office:value-type="string" calcext:value-type="string">
            <text:p>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und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ong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ow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 </text:p>
          </table:table-cell>
          <table:table-cell office:value-type="string" calcext:value-type="string">
            <text:p>int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terday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t </text:p>
          </table:table-cell>
          <table:table-cell office:value-type="string" calcext:value-type="string">
            <text:p>adv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ield </text:p>
          </table:table-cell>
          <table:table-cell office:value-type="string" calcext:value-type="string">
            <text:p>verb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ng </text:p>
          </table:table-cell>
          <table:table-cell office:value-type="string" calcext:value-type="string">
            <text:p>adj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rself </text:p>
          </table:table-cell>
          <table:table-cell office:value-type="string" calcext:value-type="string">
            <text:p>pr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h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o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ne </text:p>
          </table:table-cell>
          <table:table-cell office:value-type="string" calcext:value-type="string">
            <text:p>noun 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B29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2:45:45.0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10:17.898000000</meta:creation-date>
    <dc:date>2024-05-06T14:12:57.853000000</dc:date>
    <meta:editing-duration>PT2H59M33S</meta:editing-duration>
    <meta:editing-cycles>44</meta:editing-cycles>
    <meta:generator>LibreOffice/24.2.3.2$Windows_X86_64 LibreOffice_project/433d9c2ded56988e8a90e6b2e771ee4e6a5ab2ba</meta:generator>
    <meta:document-statistic meta:table-count="1" meta:cell-count="5974" meta:object-count="0"/>
  </office:meta>
</office:document-meta>
</file>